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" svg:font-family="Courier" style:font-adornments="Regular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Заглавие" style:family="table" style:master-page-name="First_20_Page">
      <style:table-properties style:width="6.3729in" fo:margin-left="-0.0604in" style:page-number="auto" table:align="left"/>
    </style:style>
    <style:style style:name="Заглавие.A" style:family="table-column">
      <style:table-column-properties style:column-width="1.184in"/>
    </style:style>
    <style:style style:name="Заглавие.B" style:family="table-column">
      <style:table-column-properties style:column-width="4.1285in"/>
    </style:style>
    <style:style style:name="Заглавие.C" style:family="table-column">
      <style:table-column-properties style:column-width="1.0604in"/>
    </style:style>
    <style:style style:name="Заглавие.1" style:family="table-row">
      <style:table-row-properties style:min-row-height="1.184in"/>
    </style:style>
    <style:style style:name="Заглавие.A1" style:family="table-cell">
      <style:table-cell-properties style:vertical-align="middle"/>
    </style:style>
    <style:style style:name="P1" style:family="paragraph" style:parent-style-name="Standard">
      <style:paragraph-properties fo:margin-top="0.05in" fo:margin-bottom="0.05in" loext:contextual-spacing="false" fo:text-align="center" style:justify-single-word="false"/>
      <style:text-properties style:font-name="Times New Roman2" fo:font-size="16pt" fo:font-weight="bold" officeooo:paragraph-rsid="001a40e9" style:font-size-asian="14pt" style:font-weight-asian="bold" style:font-size-complex="16pt" style:font-weight-complex="bold"/>
    </style:style>
    <style:style style:name="P2" style:family="paragraph" style:parent-style-name="Standard">
      <style:paragraph-properties fo:margin-top="0.05in" fo:margin-bottom="0.05in" loext:contextual-spacing="false" fo:text-align="center" style:justify-single-word="false"/>
      <style:text-properties style:font-name="Times New Roman2" fo:font-size="16pt" fo:font-weight="normal" officeooo:rsid="001e57cd" officeooo:paragraph-rsid="001e57cd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top="0.05in" fo:margin-bottom="0.05in" loext:contextual-spacing="false" fo:text-align="center" style:justify-single-word="false"/>
      <style:text-properties style:font-name="Times New Roman2" fo:font-size="12pt" fo:font-weight="normal" officeooo:paragraph-rsid="001e57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05in" fo:margin-bottom="0.05in" loext:contextual-spacing="false" fo:text-align="justify" style:justify-single-word="false"/>
      <style:text-properties style:font-name="Times New Roman2" fo:font-size="12pt" fo:font-weight="normal" officeooo:paragraph-rsid="001a40e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05in" fo:margin-bottom="0.05in" loext:contextual-spacing="false" fo:text-align="justify" style:justify-single-word="false"/>
      <style:text-properties style:font-name="Times New Roman2" fo:font-size="14pt" fo:font-weight="normal" officeooo:rsid="001e57cd" officeooo:paragraph-rsid="026a410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.05in" fo:margin-bottom="0.05in" loext:contextual-spacing="false" fo:text-align="justify" style:justify-single-word="false"/>
      <style:text-properties style:font-name="Times New Roman2" fo:font-size="14pt" fo:font-weight="normal" officeooo:rsid="001e57cd" officeooo:paragraph-rsid="001e57c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.05in" fo:margin-bottom="0.05in" loext:contextual-spacing="false" fo:text-align="justify" style:justify-single-word="false"/>
      <style:text-properties style:font-name="Times New Roman2" fo:font-size="14pt" fo:font-weight="normal" officeooo:rsid="026a4106" officeooo:paragraph-rsid="026a410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.05in" fo:margin-bottom="0.05in" loext:contextual-spacing="false" fo:text-align="justify" style:justify-single-word="false"/>
      <style:text-properties style:font-name="Times New Roman2" fo:font-size="14pt" fo:font-weight="bold" officeooo:rsid="026b436e" officeooo:paragraph-rsid="026b436e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05in" fo:margin-bottom="0.05in" loext:contextual-spacing="false" fo:text-align="justify" style:justify-single-word="false"/>
      <style:text-properties style:font-name="Times New Roman2" fo:font-size="14pt" fo:font-weight="bold" officeooo:rsid="026b436e" officeooo:paragraph-rsid="026c1e1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05in" fo:margin-bottom="0.05in" loext:contextual-spacing="false" fo:text-align="justify" style:justify-single-word="false"/>
      <style:text-properties style:font-name="Times New Roman2" fo:font-size="14pt" fo:font-weight="bold" officeooo:rsid="026b436e" officeooo:paragraph-rsid="02737b7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.05in" fo:margin-bottom="0.05in" loext:contextual-spacing="false" fo:text-align="justify" style:justify-single-word="false"/>
      <style:text-properties style:font-name="Times New Roman2" fo:font-size="14pt" officeooo:rsid="026a4106" officeooo:paragraph-rsid="026a4106" style:font-size-asian="14pt" style:font-size-complex="14pt"/>
    </style:style>
    <style:style style:name="P12" style:family="paragraph" style:parent-style-name="Standard">
      <style:paragraph-properties fo:margin-top="0.05in" fo:margin-bottom="0.05in" loext:contextual-spacing="false" fo:text-align="center" style:justify-single-word="false"/>
      <style:text-properties style:font-name="Times New Roman2" fo:font-size="20pt" fo:font-weight="bold" officeooo:rsid="026a4106" officeooo:paragraph-rsid="026a4106" style:font-size-asian="20pt" style:font-weight-asian="bold" style:font-size-complex="20pt" style:font-weight-complex="normal"/>
    </style:style>
    <style:style style:name="P13" style:family="paragraph" style:parent-style-name="Table_20_Contents">
      <style:paragraph-properties fo:margin-top="0.1in" fo:margin-bottom="0.1in" loext:contextual-spacing="false" fo:text-align="center" style:justify-single-word="false" fo:background-color="transparent" style:shadow="none">
        <style:background-image/>
      </style:paragraph-properties>
    </style:style>
    <style:style style:name="P14" style:family="paragraph" style:parent-style-name="Table_20_Contents">
      <style:paragraph-properties fo:margin-top="0.1in" fo:margin-bottom="0.1in" loext:contextual-spacing="false" fo:line-height="100%" fo:text-align="center" style:justify-single-word="false" fo:background-color="transparent" style:shadow="none">
        <style:background-image/>
      </style:paragraph-properties>
      <style:text-properties style:font-name="Times New Roman2" fo:font-size="14pt" fo:font-weight="bold" officeooo:rsid="001a9d23" officeooo:paragraph-rsid="001a9d23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margin-top="0.1in" fo:margin-bottom="0.1in" loext:contextual-spacing="false" fo:line-height="100%" fo:text-align="center" style:justify-single-word="false" fo:background-color="transparent" style:shadow="none">
        <style:background-image/>
      </style:paragraph-properties>
      <style:text-properties style:font-name="Times New Roman2" fo:font-size="14pt" officeooo:rsid="001a9d23" officeooo:paragraph-rsid="001a9d23" style:font-size-asian="14pt" style:font-size-complex="14pt"/>
    </style:style>
    <style:style style:name="P16" style:family="paragraph" style:parent-style-name="Table_20_Contents">
      <style:paragraph-properties fo:margin-top="0.1in" fo:margin-bottom="0.1in" loext:contextual-spacing="false" fo:line-height="100%" fo:text-align="center" style:justify-single-word="false" fo:background-color="transparent" style:shadow="none">
        <style:background-image/>
      </style:paragraph-properties>
      <style:text-properties style:font-name="Times New Roman2" fo:font-size="14pt" fo:font-style="italic" officeooo:rsid="001a9d23" officeooo:paragraph-rsid="001a9d23" style:font-size-asian="14pt" style:font-style-asian="italic" style:font-size-complex="14pt" style:font-style-complex="italic"/>
    </style:style>
    <style:style style:name="P17" style:family="paragraph" style:parent-style-name="Standard" style:master-page-name="">
      <style:paragraph-properties fo:margin-left="0in" fo:margin-right="0in" fo:margin-top="0.05in" fo:margin-bottom="0.05in" loext:contextual-spacing="false" fo:text-align="justify" style:justify-single-word="false" fo:text-indent="0.25in" style:auto-text-indent="false" style:page-number="auto"/>
      <style:text-properties style:font-name="Times New Roman2" fo:font-size="14pt" fo:font-weight="bold" officeooo:rsid="026b436e" officeooo:paragraph-rsid="026c1e1f" style:font-size-asian="14pt" style:font-weight-asian="bold" style:font-size-complex="14pt" style:font-weight-complex="bold"/>
    </style:style>
    <style:style style:name="P18" style:family="paragraph" style:parent-style-name="Standard" style:master-page-name="">
      <style:paragraph-properties fo:margin-left="0in" fo:margin-right="0in" fo:margin-top="0.05in" fo:margin-bottom="0.05in" loext:contextual-spacing="false" fo:text-align="justify" style:justify-single-word="false" fo:text-indent="0.25in" style:auto-text-indent="false" style:page-number="auto"/>
      <style:text-properties style:font-name="Times New Roman2" fo:font-size="14pt" fo:font-weight="bold" officeooo:rsid="026de10d" officeooo:paragraph-rsid="026de10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margin-top="0.05in" fo:margin-bottom="0.05in" loext:contextual-spacing="false" fo:text-align="justify" style:justify-single-word="false" fo:text-indent="0.25in" style:auto-text-indent="false"/>
      <style:text-properties style:font-name="Times New Roman2" fo:font-size="14pt" fo:font-weight="bold" officeooo:rsid="026c1e1f" officeooo:paragraph-rsid="026c1e1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in" fo:margin-top="0.05in" fo:margin-bottom="0.05in" loext:contextual-spacing="false" fo:text-align="justify" style:justify-single-word="false" fo:text-indent="0.25in" style:auto-text-indent="false"/>
      <style:text-properties style:font-name="Times New Roman2" fo:font-size="14pt" fo:font-style="normal" fo:font-weight="bold" officeooo:rsid="026de10d" officeooo:paragraph-rsid="026de10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left="0in" fo:margin-right="0in" fo:margin-top="0.05in" fo:margin-bottom="0.05in" loext:contextual-spacing="false" fo:text-align="justify" style:justify-single-word="false" fo:text-indent="0.25in" style:auto-text-indent="false"/>
      <style:text-properties style:font-name="Times New Roman2" fo:font-size="12pt" fo:font-style="normal" fo:font-weight="normal" officeooo:rsid="026d30f5" officeooo:paragraph-rsid="026d30f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 style:master-page-name="">
      <style:paragraph-properties fo:margin-top="0.05in" fo:margin-bottom="0.05in" loext:contextual-spacing="false" fo:text-align="justify" style:justify-single-word="false" style:page-number="auto"/>
      <style:text-properties officeooo:paragraph-rsid="026d30f5"/>
    </style:style>
    <style:style style:name="P23" style:family="paragraph" style:parent-style-name="Standard" style:list-style-name="L1">
      <style:paragraph-properties fo:margin-top="0.05in" fo:margin-bottom="0.05in" loext:contextual-spacing="false" fo:text-align="justify" style:justify-single-word="false"/>
      <style:text-properties style:font-name="Times New Roman2" fo:font-size="14pt" fo:font-weight="bold" officeooo:rsid="026d30f5" officeooo:paragraph-rsid="026d30f5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paragraph-properties fo:margin-top="0.05in" fo:margin-bottom="0.05in" loext:contextual-spacing="false" fo:text-align="justify" style:justify-single-word="false"/>
      <style:text-properties style:font-name="Times New Roman2" fo:font-size="12pt" fo:font-style="normal" fo:font-weight="normal" officeooo:rsid="026d30f5" officeooo:paragraph-rsid="026d30f5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officeooo:rsid="026c1e1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2737b7c" style:font-style-asian="italic" style:font-weight-asian="normal" style:font-style-complex="italic" style:font-weight-complex="normal"/>
    </style:style>
    <style:style style:name="T4" style:family="text">
      <style:text-properties officeooo:rsid="026a4106"/>
    </style:style>
    <style:style style:name="T5" style:family="text">
      <style:text-properties style:font-name="Times New Roman2" fo:font-size="12pt" fo:font-style="normal" fo:font-weight="normal" officeooo:rsid="026d30f5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mes New Roman2" fo:font-size="12pt" fo:font-style="italic" fo:font-weight="normal" officeooo:rsid="026d30f5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26a4106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26c1e1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26a4106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26ecba3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272001b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272aa3e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2737b7c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274ce77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2756bed" style:font-size-asian="12pt" style:font-weight-asian="normal" style:font-size-complex="12pt" style:font-weight-complex="normal"/>
    </style:style>
    <style:style style:name="T1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italic" fo:font-weight="normal" officeooo:rsid="026c1e1f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font-style="italic" fo:font-weight="normal" officeooo:rsid="02737b7c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2756bed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OLE">
      <style:graphic-properties fo:margin-left="0in" fo:margin-right="0in" style:vertical-pos="top" style:vertical-rel="baseline" fo:padding="0.0008in" fo:border="none" draw:ole-draw-aspect="1" draw:visible-area-width="2.2055in" draw:visible-area-height="2.7154in"/>
    </style:style>
    <style:style style:name="fr2" style:family="graphic" style:parent-style-name="OLE">
      <style:graphic-properties fo:margin-left="0in" fo:margin-right="0in" style:vertical-pos="top" style:vertical-rel="baseline" fo:padding="0.0008in" fo:border="none" draw:ole-draw-aspect="1" draw:visible-area-width="0.8437in" draw:visible-area-height="0.7602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Изображение"/>
        <text:sequence-decl text:display-outline-level="0" text:name="Таблица"/>
        <text:sequence-decl text:display-outline-level="0" text:name="Графика"/>
      </text:sequence-decls>
      <table:table table:name="Заглавие" table:style-name="Заглавие">
        <table:table-column table:style-name="Заглавие.A"/>
        <table:table-column table:style-name="Заглавие.B"/>
        <table:table-column table:style-name="Заглавие.C"/>
        <table:table-row table:style-name="Заглавие.1">
          <table:table-cell table:style-name="Заглавие.A1" office:value-type="string">
            <text:p text:style-name="P13"><draw:frame draw:style-name="fr1" draw:name="Object1" text:anchor-type="as-char" svg:width="0.9146in" svg:height="1.1283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table-cell table:style-name="Заглавие.A1" office:value-type="string">
            <text:p text:style-name="P14">Софийски университет „Св. Кл. Охридски”</text:p>
            <text:p text:style-name="P15">Факултет по математика и информатика </text:p>
            <text:p text:style-name="P16">Катедра „Софтуерни технологии”</text:p>
          </table:table-cell>
          <table:table-cell table:style-name="Заглавие.A1" office:value-type="string">
            <text:p text:style-name="P13"><draw:frame draw:style-name="fr2" draw:name="Object2" text:anchor-type="as-char" svg:width="0.8327in" svg:height="0.8917in" draw:z-index="1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"/>
      <text:p text:style-name="P4"/>
      <text:p text:style-name="P12">РЕЗЮМЕ</text:p>
      <text:p text:style-name="P3"/>
      <text:p text:style-name="P2">на <text:span text:style-name="T4">дипломна работа</text:span></text:p>
      <text:p text:style-name="P6"/>
      <text:p text:style-name="P7"><text:span text:style-name="T1">Тема</text:span>: <text:span text:style-name="T7">Система за синтез и визуализация на текст с разнообразен произход <text:s/>(Ultimate Speaker) </text:span></text:p>
      <text:p text:style-name="P5"><text:span text:style-name="T1">Дипломант</text:span>: <text:span text:style-name="T8">Асен Георгиев Асенов, ф.н. М24072, специалност „Разпределени системи и мобилни технологии“</text:span></text:p>
      <text:p text:style-name="P11"><text:span text:style-name="T1">Ръководител: </text:span><text:span text:style-name="T9">доц. д-р Милен Йорданов Петров, ФМИ, Катедра „Софтуерни технологии“</text:span></text:p>
      <text:p text:style-name="P8">Дата на защита: <text:span text:style-name="T11">27.10.2015г.</text:span></text:p>
      <text:p text:style-name="P10">Ключови думи: <text:span text:style-name="T19">HTTPS, </text:span><text:span text:style-name="T20">WAV, PPT, PPTX, Apache Tika, Elasticsearch, Restlet, SQLite.</text:span></text:p>
      <text:p text:style-name="P8"/>
      <text:p text:style-name="P9">Анотация: </text:p>
      <text:p text:style-name="P17"><text:span text:style-name="T11">Дипломната работа представлява уеб базирана, </text:span><text:span text:style-name="T16">платформено независима</text:span><text:span text:style-name="T11"> система, предоставяща възможност за трансформиране на разнообразен набор от текстови файлове в аудио </text:span><text:span text:style-name="T10">прочит</text:span><text:span text:style-name="T11">. </text:span><text:span text:style-name="T10">П</text:span><text:span text:style-name="T11">резентационните </text:span><text:span text:style-name="T16">документи</text:span><text:span text:style-name="T11"> се </text:span><text:span text:style-name="T10">трансформират </text:span><text:span text:style-name="T16">и</text:span><text:span text:style-name="T10"> до онлайн презентации с вграден звук. Системата работи с потребителски акаунти, като регистрацията и използването и </text:span><text:span text:style-name="T16">са изцяло</text:span><text:span text:style-name="T10"> безплатн</text:span><text:span text:style-name="T16">и</text:span><text:span text:style-name="T10">.</text:span></text:p>
      <text:p text:style-name="P19"><text:span text:style-name="T9">Програмата е от тип клиент-сървър, комуникацията между които е подсигурен</text:span><text:span text:style-name="T17">а</text:span><text:span text:style-name="T9"> с използването на криптиран канал </text:span><text:span text:style-name="T18">HTTPS</text:span><text:span text:style-name="T21">. Потребители</text:span><text:span text:style-name="T22">те</text:span><text:span text:style-name="T21"> използват клиентската част, за да се свържат към сървъра, и да използват функционалностите на системата. Сървърната част предоставя достъп на клиентите чрез уеб услуги, щателно документирани, с цел лесно използване.</text:span></text:p>
      <text:p text:style-name="P21">Основните функционалности, които предлага системата са следните:</text:p>
      <text:list xml:id="list4071017049752288657" text:style-name="L1">
        <text:list-item>
          <text:p text:style-name="P22"><text:span text:style-name="T5">Четене на </text:span><text:span text:style-name="T6">HTML, TXT, PDF, DOC</text:span><text:span text:style-name="T5"> и други файлове, генериране и възпроизвеждане на аудио записи (</text:span><text:span text:style-name="T6">WAV</text:span><text:span text:style-name="T5">) от прочетеното.</text:span></text:p>
        </text:list-item>
        <text:list-item>
          <text:p text:style-name="P23"><text:span text:style-name="T21">Разчитане на </text:span><text:span text:style-name="T18">PPT, PPTX</text:span><text:span text:style-name="T21"> презентации и визуализирането им в Уеб вариант, с вграден прочит на страниците. </text:span></text:p>
        </text:list-item>
        <text:list-item>
          <text:p text:style-name="P24">Добавяне на рейтинг към конкретен прочит.</text:p>
        </text:list-item>
        <text:list-item>
          <text:p text:style-name="P24">Предоставяне на възможност за търсене във файловете, намиращи се в <text:soft-page-break/>системата.</text:p>
        </text:list-item>
        <text:list-item>
          <text:p text:style-name="P24">Поддръжка на потребителски акаунти – регистрация, вход, изход, споделяне на файлове, индивидуални настройки.</text:p>
        </text:list-item>
      </text:list>
      <text:p text:style-name="P18"><text:span text:style-name="T21">Програмата използва известен брой външни библиотеки и ресурси. За извличане на информация от файловете, се използва </text:span><text:span text:style-name="T18">Apache Tika</text:span><text:span text:style-name="T21">. За търсене в извлечения текст, се използва </text:span><text:span text:style-name="T18">Elasticsearch</text:span><text:span text:style-name="T21">. Уеб услугите са разработени с помощта на </text:span><text:span text:style-name="T18">Restlet </text:span><text:span text:style-name="T21">платформата. Използваната база от данни е </text:span><text:span text:style-name="T18">SQLite.</text:span></text:p>
      <text:p text:style-name="P20"><text:span text:style-name="T9">Дипломната работа успява успешно да съчетае всички използвани библиотеки и платформи, да ги разшири и усъвършенства с цел максимално удовлетворяване на потребителя. Системата може успешно да се използва </text:span><text:span text:style-name="T13">от образователни институции</text:span><text:span text:style-name="T9">, хора с увреждания или обикновени потребители. </text:span><text:span text:style-name="T12">Използваната архитектура </text:span><text:span text:style-name="T14">улеснява</text:span><text:span text:style-name="T12"> внедряване</text:span><text:span text:style-name="T14">то в други системи</text:span><text:span text:style-name="T12"> и разшир</text:span><text:span text:style-name="T14">ението</text:span><text:span text:style-name="T12">, което допълнително увеличава възможностите за използването </text:span><text:span text:style-name="T14">на </text:span><text:span text:style-name="T15">програмата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" svg:font-family="Courier" style:font-adornments="Regular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bg" fo:country="BG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enParagraphStyle" style:family="paragraph" style:parent-style-name="Text_20_body" style:default-outline-level="" style:list-style-name="" style:master-page-name="">
      <style:paragraph-properties fo:margin-left="0in" fo:margin-right="0in" fo:line-height="100%" fo:text-align="justify" style:justify-single-word="false" fo:text-indent="0.2in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family="'Times New Roman'" style:font-style-name="Regular" style:font-family-generic="roman" style:font-pitch="variable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senCodeStyle" style:family="paragraph" style:parent-style-name="Text_20_body" style:auto-update="true" style:master-page-name="">
      <style:paragraph-properties style:page-number="auto"/>
      <style:text-properties style:font-name="Courier" fo:font-family="Courier" style:font-style-name="Regular" style:font-family-generic="modern" style:font-pitch="fixed" fo:font-size="9pt" style:font-size-asian="10.5pt"/>
    </style:style>
    <style:style style:name="AsenHeading1" style:family="paragraph" style:parent-style-name="Heading_20_1" style:next-style-name="AsenParagraphStyle" style:auto-update="true" style:default-outline-level="1" style:list-style-name="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6pt" fo:font-style="normal" fo:font-weight="bold" style:font-size-asian="10.5pt" style:font-style-asian="normal" style:font-weight-asian="bold" style:font-style-complex="normal" style:font-weight-complex="bold"/>
    </style:style>
    <style:style style:name="AsenHeading2" style:family="paragraph" style:parent-style-name="Heading_20_2" style:next-style-name="AsenParagraphStyle" style:auto-update="true" style:default-outline-level="2" style:list-style-name="">
      <style:text-properties style:font-name="Times New Roman1" fo:font-family="'Times New Roman'" style:font-style-name="Bold" style:font-family-generic="roman" style:font-pitch="variable" fo:font-size="14pt" fo:font-style="normal" style:font-size-asian="10.5pt" style:font-style-asian="normal" style:font-style-complex="normal"/>
    </style:style>
    <style:style style:name="AsenHeading3" style:family="paragraph" style:parent-style-name="Heading_20_3" style:next-style-name="AsenParagraphStyle" style:auto-update="true" style:default-outline-level="3" style:list-style-name="" style:master-page-name="">
      <style:paragraph-properties style:page-number="auto"/>
      <style:text-properties style:use-window-font-color="true" style:font-name="Times New Roman1" fo:font-family="'Times New Roman'" style:font-style-name="Bold" style:font-family-generic="roman" style:font-pitch="variable" fo:font-size="12p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senHeading" style:family="paragraph" style:parent-style-name="Heading" style:next-style-name="AsenParagraphStyle" style:auto-update="true" style:default-outline-level="1" style:list-style-name="" style:master-page-name="">
      <style:paragraph-properties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8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72in" style:type="right" style:leader-style="dotted" style:leader-text="."/>
        </style:tab-stops>
      </style:paragraph-properties>
    </style:style>
    <style:style style:name="AsenContents1" style:family="paragraph" style:parent-style-name="Contents_20_1" style:auto-update="true">
      <style:paragraph-properties fo:margin-left="0.05in" fo:margin-right="0in" fo:margin-top="0.05in" fo:margin-bottom="0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/>
    </style:style>
    <style:style style:name="AsenContents2" style:family="paragraph" style:parent-style-name="Contents_20_2" style:next-style-name="AsenContents1" style:auto-update="true">
      <style:paragraph-properties fo:margin-left="0.2in" fo:margin-right="0in" fo:margin-top="0.0299in" fo:margin-bottom="0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/>
    </style:style>
    <style:style style:name="AsenContents3" style:family="paragraph" style:parent-style-name="Contents_20_3" style:auto-update="true">
      <style:text-properties style:font-name="Times New Roman" fo:font-family="'Times New Roman'" style:font-style-name="Regular" style:font-family-generic="roman" style:font-pitch="variable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Изображение" style:family="paragraph" style:parent-style-name="Caption"/>
    <style:style style:name="Таблица" style:family="paragraph" style:parent-style-name="Caption"/>
    <style:style style:name="Графика" style:family="paragraph" style:parent-style-name="Caption"/>
    <style:style style:name="Frame_20_contents" style:display-name="Frame contents" style:family="paragraph" style:parent-style-name="Standard" style:class="extra"/>
    <style:style style:name="AsebCodeStype" style:family="paragraph" style:parent-style-name="AsenParagraphStyle" style:next-style-name="AsenParagraphStyle" style:master-page-name="">
      <style:paragraph-properties style:page-number="auto"/>
      <style:text-properties style:font-name="Courier" fo:font-family="Courier" style:font-style-name="Regular" style:font-family-generic="modern" style:font-pitch="fixed" fo:font-size="9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.25in" fo:margin-right="1.2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22:15:26.165908963</meta:creation-date>
    <meta:generator>LibreOffice/4.3.7.2$Linux_X86_64 LibreOffice_project/430m0$Build-2</meta:generator>
    <dc:date>2015-10-16T01:22:36.305105967</dc:date>
    <meta:editing-duration>P3DT6H52M46S</meta:editing-duration>
    <meta:editing-cycles>523</meta:editing-cycles>
    <meta:print-date>2015-10-07T23:27:08.420711666</meta:print-date>
    <meta:document-statistic meta:table-count="1" meta:image-count="0" meta:object-count="2" meta:page-count="2" meta:paragraph-count="23" meta:word-count="330" meta:character-count="2452" meta:non-whitespace-character-count="2142"/>
  </office:meta>
</office:document-meta>
</file>